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52d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52d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52d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52d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52d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52d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52d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52d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52d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52d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52d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52d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52d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52d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52d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52d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52d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ndrea Paola  Pèrez Guzmàn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5/3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909090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Humberto Josè Guzmàn Carpi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3527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6.55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3" meta:non-whitespace-character-count="1003"/>
    <meta:template xlink:type="simple" xlink:actuate="onRequest" xlink:title="Normal" xlink:href=""/>
  </office:meta>
</office:document-meta>
</file>